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Lišta vzorců<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70"><text:span text:style-name="LOStrongEmphasis">Pomocí myši:</text:span> <text:span text:style-name="T95">K</text:span>likneme na některou z karet listu v dolní části sešitu a vybereme daný list.</text:p>
        </text:list-item>
        <text:list-item>
          <text:p text:style-name="P70">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2139295892" text:style-name="List_20_2">
        <text:list-item>
          <text:p text:style-name="P71"><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71"><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71"><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71"><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Karty listů v<text:span text:style-name="T96"> modulu </text:span> sešit</text:p></draw:text-box></draw:frame></text:p>
      <text:list xml:id="list122626015579576" text:continue-list="list122626445951212" text:style-name="Heading_20_Note">
        <text:list-item>
          <text:p text:style-name="P63">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99">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slovníku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V budoucnu si kliknutím vybereme</text:span> jiný<text:span text:style-name="T99">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Klávesa End</text:span> aktivuje úplně poslední buňku zprava, která obsahuje na daném řádku údaje.</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22626828202950" text:continue-list="list122626015579576" text:style-name="Heading_20_Note">
        <text:list-item>
          <text:p text:style-name="P64">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záložka listu v sešitu</text:p></draw:text-box></draw:frame></text:p>
      <text:p text:style-name="P8">Poklepáním pravým tlačítkem myši na příslušnou záložku, uvedeme číselnou pozici dle následujícího:</text:p>
      <text:list xml:id="list1435694570" text:style-name="L1">
        <text:list-item>
          <text:p text:style-name="P73">Vložení listu před aktuální list</text:p>
        </text:list-item>
        <text:list-item>
          <text:p text:style-name="P73">Vložení listu za aktuální list</text:p>
        </text:list-item>
        <text:list-item>
          <text:p text:style-name="P73">Odstranit list</text:p>
        </text:list-item>
        <text:list-item>
          <text:p text:style-name="P73">Přejmenovat list</text:p>
        </text:list-item>
        <text:list-item>
          <text:p text:style-name="P73">Zobrazit list</text:p>
        </text:list-item>
        <text:list-item>
          <text:p text:style-name="P73">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0">Navíc si do buněk můžeme přidávat hodnoty dat a přidávat vzorce, které provedou výpočet. Například, pro přidání obsahu do buněk A1 a A2,</text:span> zvolíme následující kroky: </text:p>
      <text:list xml:id="list3943968309" text:style-name="L2">
        <text:list-item>
          <text:p text:style-name="P76">Umístěte kurzor myši v jiné buňce, například A3.</text:p>
        </text:list-item>
        <text:list-item>
          <text:p text:style-name="P76"><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907186406" text:style-name="L3">
        <text:list-item>
          <text:p text:style-name="P77">Sčítání (+), odčítání (-), násobení (*), dělení (/) a umocňování (^)</text:p>
        </text:list-item>
        <text:list-item>
          <text:p text:style-name="P77">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959741014" text:style-name="L4">
        <text:list-item>
          <text:p text:style-name="P78">=A3+A4+5</text:p>
        </text:list-item>
        <text:list-item>
          <text:p text:style-name="P78">=(C7-2)*4</text:p>
        </text:list-item>
        <text:list-item>
          <text:p text:style-name="P78">=(A14*(4*D12))^2</text:p>
        </text:list-item>
      </text:list>
      <text:p text:style-name="P42">Jakmile dokončíme vkládaní hodnoty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4192801796" text:style-name="L5">
        <text:list-item>
          <text:p text:style-name="P79">Napíšeme hodnotu "12" do buňky A1.</text:p>
        </text:list-item>
        <text:list-item>
          <text:p text:style-name="P79">Napíšeme hodnotu “15” do buňky A2.</text:p>
        </text:list-item>
        <text:list-item>
          <text:p text:style-name="P79">Napíšeme vzorec “=A1+A2” v buňce A3. Výsledkem bude hodnota 27.</text:p>
        </text:list-item>
        <text:list-item>
          <text:p text:style-name="P79">Změníme hodnotu A1 na “15.” Uvidíme hodnotu A3 aktualizovanou automaticky na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Lišta vzorců s buňkami zobrazujícími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0">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1"> LOOL Sešitech jsou dva odlišné způsoby formátování buněk. Můžeme je také formátovat přímo aplikováním písem, barvy pozadí atd. Nebo je můžeme naformátovat závisle na jejich obsahu.</text:span></text:p>
      <text:list xml:id="list122625787388957" text:continue-list="list122626828202950" text:style-name="Heading_20_Note">
        <text:list-item>
          <text:p text:style-name="P65"><text:span text:style-name="T111">Poznámka: </text:span>Styly buňky v LibreOffice Online</text:p>
        </text:list-item>
      </text:list>
      <text:p text:style-name="P43"><text:span text:style-name="T102">Zatímco samotný LOOL ještě nepodporuje využití stylů buněk</text:span><text:span text:style-name="T38">,</text:span><text:span text:style-name="T102">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1762453609" text:style-name="L6">
        <text:list-item>
          <text:p text:style-name="P81">Vzhled písma/velikost</text:p>
        </text:list-item>
        <text:list-item>
          <text:p text:style-name="P81">Tučné/kurzíva/podtržení/přeškrtnutí textu</text:p>
        </text:list-item>
        <text:list-item>
          <text:p text:style-name="P81">Barva písma</text:p>
        </text:list-item>
        <text:list-item>
          <text:p text:style-name="P81">Barva pozadí</text:p>
        </text:list-item>
        <text:list-item>
          <text:p text:style-name="P80"><text:span text:style-name="T44">O</text:span><text:span text:style-name="T101">hraničení</text:span></text:p>
        </text:list-item>
        <text:list-item>
          <text:p text:style-name="P81">Sloučení buněk</text:p>
        </text:list-item>
        <text:list-item>
          <text:p text:style-name="P81">Zarovnání textu</text:p>
        </text:list-item>
        <text:list-item>
          <text:p text:style-name="P81">Zalomení textu</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1698867251" text:style-name="L7">
        <text:list-item>
          <text:p text:style-name="P74">Čísla:<text:span text:style-name="T14"> Tato záložka nám umožňuje formátování obsahu buněk, například formátování čísel jako procento nebo datum a čas, nebo jednoduše vše označíme jako obyčejný text.</text:span></text:p>
        </text:list-item>
        <text:list-item>
          <text:p text:style-name="P74">Písmo:<text:span text:style-name="T14"> Umožňuje změnit písmo, velikost a jazyk. </text:span></text:p>
        </text:list-item>
        <text:list-item>
          <text:p text:style-name="P74">Efekty pro písmo: <text:span text:style-name="T14"> Aplikujme si dekoraci jako například nadtržení/podtržení, přeškrtnutí, obrysy, stíny a barvu písma .</text:span></text:p>
        </text:list-item>
        <text:list-item>
          <text:p text:style-name="P75"><text:soft-page-break/>Zarovnání:<text:span text:style-name="T14"> Můžeme kontrolovat horizontální nebo vertikální zarovnání, orientace a vlastnosti zalomení textu.</text:span></text:p>
        </text:list-item>
        <text:list-item>
          <text:p text:style-name="P75">Ohraničení: <text:span text:style-name="T14"> Stanovuje okraje kolem buněk a mezi buňkami a nastavuje jejich styl, šíři, barvu, výplň vnitřních okrajů a stín dané záložky.</text:span></text:p>
        </text:list-item>
        <text:list-item>
          <text:p text:style-name="P75">Pozadí:<text:span text:style-name="T14"> Můžeme nastavit pozadí buňky v barvě ze standardní palety nebo ve vlastní barvě v RGB formátu.</text:span></text:p>
        </text:list-item>
        <text:list-item>
          <text:p text:style-name="P75">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22625017368580" text:continue-list="list122625787388957" text:style-name="Heading_20_Note">
        <text:list-item>
          <text:p text:style-name="P66"><text:span text:style-name="T111">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8"> </text:span><text:span text:style-name="T108">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3">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22625967992388" text:continue-numbering="true" text:style-name="Heading_20_Note">
        <text:list-item>
          <text:p text:style-name="P67"><text:span text:style-name="T112">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4">Stejně jako obsah buněk ještě nemá plnou podporu ani rozvržení stránek Sešitu na úplně stejný mechanismus stylu jako</text:span><text:span text:style-name="T45"> </text:span><text:span text:style-name="T104">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Dialogové okno formátování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Můžeme vytvořit </text:span><text:span text:style-name="T46"/><text:span text:style-name="T106">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746387243" text:style-name="L8">
        <text:list-item>
          <text:p text:style-name="P83"><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82"><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3"><text:span text:style-name="T6">Datové řady:</text:span><text:span text:style-name="T14"> Jsou založeny na výběru nahoře, který si můžeme přizpůsobit každé řadě .</text:span></text:p>
        </text:list-item>
        <text:list-item>
          <text:p text:style-name="P83"><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3"><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P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Vlože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